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0.714">
            <text:p>0.714</text:p>
          </table:table-cell>
          <table:table-cell office:value-type="float" office:value="1.461">
            <text:p>1.461</text:p>
          </table:table-cell>
          <table:table-cell office:value-type="float" office:value="1.155">
            <text:p>1.155</text:p>
          </table:table-cell>
          <table:table-cell office:value-type="float" office:value="1.998">
            <text:p>1.998</text:p>
          </table:table-cell>
        </table:table-row>
        <table:table-row table:style-name="ro2">
          <table:table-cell table:number-columns-repeated="2"/>
          <table:table-cell office:value-type="float" office:value="0.565">
            <text:p>0.565</text:p>
          </table:table-cell>
          <table:table-cell office:value-type="float" office:value="1.439">
            <text:p>1.439</text:p>
          </table:table-cell>
          <table:table-cell office:value-type="float" office:value="1.139">
            <text:p>1.139</text:p>
          </table:table-cell>
          <table:table-cell office:value-type="float" office:value="2.021">
            <text:p>2.021</text:p>
          </table:table-cell>
        </table:table-row>
        <table:table-row table:style-name="ro2">
          <table:table-cell table:number-columns-repeated="2"/>
          <table:table-cell office:value-type="float" office:value="0.62">
            <text:p>0.62</text:p>
          </table:table-cell>
          <table:table-cell office:value-type="float" office:value="1.497">
            <text:p>1.497</text:p>
          </table:table-cell>
          <table:table-cell office:value-type="float" office:value="1.062">
            <text:p>1.062</text:p>
          </table:table-cell>
          <table:table-cell office:value-type="float" office:value="2.01">
            <text:p>2.01</text:p>
          </table:table-cell>
        </table:table-row>
        <table:table-row table:style-name="ro2">
          <table:table-cell table:number-columns-repeated="2"/>
          <table:table-cell office:value-type="float" office:value="0.583">
            <text:p>0.583</text:p>
          </table:table-cell>
          <table:table-cell office:value-type="float" office:value="1.474">
            <text:p>1.474</text:p>
          </table:table-cell>
          <table:table-cell office:value-type="float" office:value="1.101">
            <text:p>1.101</text:p>
          </table:table-cell>
          <table:table-cell office:value-type="float" office:value="2.006">
            <text:p>2.006</text:p>
          </table:table-cell>
        </table:table-row>
        <table:table-row table:style-name="ro2">
          <table:table-cell table:number-columns-repeated="2"/>
          <table:table-cell office:value-type="float" office:value="0.57">
            <text:p>0.57</text:p>
          </table:table-cell>
          <table:table-cell office:value-type="float" office:value="1.434">
            <text:p>1.434</text:p>
          </table:table-cell>
          <table:table-cell office:value-type="float" office:value="1.136">
            <text:p>1.136</text:p>
          </table:table-cell>
          <table:table-cell office:value-type="float" office:value="1.986">
            <text:p>1.986</text:p>
          </table:table-cell>
        </table:table-row>
        <table:table-row table:style-name="ro2">
          <table:table-cell table:number-columns-repeated="2"/>
          <table:table-cell office:value-type="float" office:value="0.597">
            <text:p>0.597</text:p>
          </table:table-cell>
          <table:table-cell office:value-type="float" office:value="1.478">
            <text:p>1.478</text:p>
          </table:table-cell>
          <table:table-cell office:value-type="float" office:value="1.117">
            <text:p>1.117</text:p>
          </table:table-cell>
          <table:table-cell office:value-type="float" office:value="1.959">
            <text:p>1.959</text:p>
          </table:table-cell>
        </table:table-row>
        <table:table-row table:style-name="ro2">
          <table:table-cell table:number-columns-repeated="2"/>
          <table:table-cell office:value-type="float" office:value="0.501">
            <text:p>0.501</text:p>
          </table:table-cell>
          <table:table-cell office:value-type="float" office:value="1.459">
            <text:p>1.459</text:p>
          </table:table-cell>
          <table:table-cell office:value-type="float" office:value="1.365">
            <text:p>1.365</text:p>
          </table:table-cell>
          <table:table-cell office:value-type="float" office:value="2.028">
            <text:p>2.028</text:p>
          </table:table-cell>
        </table:table-row>
        <table:table-row table:style-name="ro2">
          <table:table-cell table:number-columns-repeated="2"/>
          <table:table-cell office:value-type="float" office:value="0.686">
            <text:p>0.686</text:p>
          </table:table-cell>
          <table:table-cell office:value-type="float" office:value="1.455">
            <text:p>1.455</text:p>
          </table:table-cell>
          <table:table-cell office:value-type="float" office:value="1.089">
            <text:p>1.089</text:p>
          </table:table-cell>
          <table:table-cell office:value-type="float" office:value="2.037">
            <text:p>2.037</text:p>
          </table:table-cell>
        </table:table-row>
        <table:table-row table:style-name="ro2">
          <table:table-cell table:number-columns-repeated="2"/>
          <table:table-cell office:value-type="float" office:value="0.583">
            <text:p>0.583</text:p>
          </table:table-cell>
          <table:table-cell office:value-type="float" office:value="1.478">
            <text:p>1.478</text:p>
          </table:table-cell>
          <table:table-cell office:value-type="float" office:value="1.124">
            <text:p>1.124</text:p>
          </table:table-cell>
          <table:table-cell office:value-type="float" office:value="2.018">
            <text:p>2.018</text:p>
          </table:table-cell>
        </table:table-row>
        <table:table-row table:style-name="ro2">
          <table:table-cell table:number-columns-repeated="2"/>
          <table:table-cell office:value-type="float" office:value="0.747">
            <text:p>0.747</text:p>
          </table:table-cell>
          <table:table-cell office:value-type="float" office:value="1.441">
            <text:p>1.441</text:p>
          </table:table-cell>
          <table:table-cell office:value-type="float" office:value="1.102">
            <text:p>1.102</text:p>
          </table:table-cell>
          <table:table-cell office:value-type="float" office:value="2.028">
            <text:p>2.028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0.6166">
            <text:p>0.6166</text:p>
          </table:table-cell>
          <table:table-cell table:formula="of:=AVERAGE([.D2:.D11])" office:value-type="float" office:value="1.4616">
            <text:p>1.4616</text:p>
          </table:table-cell>
          <table:table-cell table:formula="of:=AVERAGE([.E2:.E11])" office:value-type="float" office:value="1.139">
            <text:p>1.139</text:p>
          </table:table-cell>
          <table:table-cell table:formula="of:=AVERAGE([.F2:.F11])" office:value-type="float" office:value="2.0091">
            <text:p>2.0091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</table:table-row>
        <table:table-row table:style-name="ro1">
          <table:table-cell/>
          <table:table-cell office:value-type="string">
            <text:p>natoms=32000</text:p>
          </table:table-cell>
          <table:table-cell office:value-type="float" office:value="0.907">
            <text:p>0.907</text:p>
          </table:table-cell>
          <table:table-cell office:value-type="float" office:value="2.521">
            <text:p>2.521</text:p>
          </table:table-cell>
          <table:table-cell office:value-type="float" office:value="1.389">
            <text:p>1.389</text:p>
          </table:table-cell>
          <table:table-cell office:value-type="float" office:value="3.24">
            <text:p>3.24</text:p>
          </table:table-cell>
        </table:table-row>
        <table:table-row table:style-name="ro2">
          <table:table-cell table:number-columns-repeated="2"/>
          <table:table-cell office:value-type="float" office:value="0.736">
            <text:p>0.736</text:p>
          </table:table-cell>
          <table:table-cell office:value-type="float" office:value="2.476">
            <text:p>2.476</text:p>
          </table:table-cell>
          <table:table-cell office:value-type="float" office:value="1.354">
            <text:p>1.354</text:p>
          </table:table-cell>
          <table:table-cell office:value-type="float" office:value="3.188">
            <text:p>3.188</text:p>
          </table:table-cell>
        </table:table-row>
        <table:table-row table:style-name="ro2">
          <table:table-cell table:number-columns-repeated="2"/>
          <table:table-cell office:value-type="float" office:value="0.835">
            <text:p>0.835</text:p>
          </table:table-cell>
          <table:table-cell office:value-type="float" office:value="2.508">
            <text:p>2.508</text:p>
          </table:table-cell>
          <table:table-cell office:value-type="float" office:value="1.384">
            <text:p>1.384</text:p>
          </table:table-cell>
          <table:table-cell office:value-type="float" office:value="3.208">
            <text:p>3.208</text:p>
          </table:table-cell>
        </table:table-row>
        <table:table-row table:style-name="ro2">
          <table:table-cell table:number-columns-repeated="2"/>
          <table:table-cell office:value-type="float" office:value="0.784">
            <text:p>0.784</text:p>
          </table:table-cell>
          <table:table-cell office:value-type="float" office:value="2.502">
            <text:p>2.502</text:p>
          </table:table-cell>
          <table:table-cell office:value-type="float" office:value="1.366">
            <text:p>1.366</text:p>
          </table:table-cell>
          <table:table-cell office:value-type="float" office:value="3.271">
            <text:p>3.271</text:p>
          </table:table-cell>
        </table:table-row>
        <table:table-row table:style-name="ro2">
          <table:table-cell table:number-columns-repeated="2"/>
          <table:table-cell office:value-type="float" office:value="0.891">
            <text:p>0.891</text:p>
          </table:table-cell>
          <table:table-cell office:value-type="float" office:value="2.519">
            <text:p>2.519</text:p>
          </table:table-cell>
          <table:table-cell office:value-type="float" office:value="1.355">
            <text:p>1.355</text:p>
          </table:table-cell>
          <table:table-cell office:value-type="float" office:value="3.241">
            <text:p>3.241</text:p>
          </table:table-cell>
        </table:table-row>
        <table:table-row table:style-name="ro2">
          <table:table-cell table:number-columns-repeated="2"/>
          <table:table-cell office:value-type="float" office:value="0.831">
            <text:p>0.831</text:p>
          </table:table-cell>
          <table:table-cell office:value-type="float" office:value="2.492">
            <text:p>2.492</text:p>
          </table:table-cell>
          <table:table-cell office:value-type="float" office:value="1.389">
            <text:p>1.389</text:p>
          </table:table-cell>
          <table:table-cell office:value-type="float" office:value="3.254">
            <text:p>3.254</text:p>
          </table:table-cell>
        </table:table-row>
        <table:table-row table:style-name="ro2">
          <table:table-cell table:number-columns-repeated="2"/>
          <table:table-cell office:value-type="float" office:value="0.842">
            <text:p>0.842</text:p>
          </table:table-cell>
          <table:table-cell office:value-type="float" office:value="2.503">
            <text:p>2.503</text:p>
          </table:table-cell>
          <table:table-cell office:value-type="float" office:value="1.34">
            <text:p>1.34</text:p>
          </table:table-cell>
          <table:table-cell office:value-type="float" office:value="3.145">
            <text:p>3.145</text:p>
          </table:table-cell>
        </table:table-row>
        <table:table-row table:style-name="ro2">
          <table:table-cell table:number-columns-repeated="2"/>
          <table:table-cell office:value-type="float" office:value="0.942">
            <text:p>0.942</text:p>
          </table:table-cell>
          <table:table-cell office:value-type="float" office:value="2.524">
            <text:p>2.524</text:p>
          </table:table-cell>
          <table:table-cell office:value-type="float" office:value="1.515">
            <text:p>1.515</text:p>
          </table:table-cell>
          <table:table-cell office:value-type="float" office:value="3.259">
            <text:p>3.259</text:p>
          </table:table-cell>
        </table:table-row>
        <table:table-row table:style-name="ro2">
          <table:table-cell table:number-columns-repeated="2"/>
          <table:table-cell office:value-type="float" office:value="0.87">
            <text:p>0.87</text:p>
          </table:table-cell>
          <table:table-cell office:value-type="float" office:value="2.484">
            <text:p>2.484</text:p>
          </table:table-cell>
          <table:table-cell office:value-type="float" office:value="1.387">
            <text:p>1.387</text:p>
          </table:table-cell>
          <table:table-cell office:value-type="float" office:value="3.341">
            <text:p>3.341</text:p>
          </table:table-cell>
        </table:table-row>
        <table:table-row table:style-name="ro2">
          <table:table-cell table:number-columns-repeated="2"/>
          <table:table-cell office:value-type="float" office:value="0.948">
            <text:p>0.948</text:p>
          </table:table-cell>
          <table:table-cell office:value-type="float" office:value="2.506">
            <text:p>2.506</text:p>
          </table:table-cell>
          <table:table-cell office:value-type="float" office:value="1.651">
            <text:p>1.651</text:p>
          </table:table-cell>
          <table:table-cell office:value-type="float" office:value="3.222">
            <text:p>3.222</text:p>
          </table:table-cell>
        </table:table-row>
        <table:table-row table:style-name="ro2">
          <table:table-cell table:number-columns-repeated="2"/>
          <table:table-cell table:formula="of:=AVERAGE([.C15:.C24])" office:value-type="float" office:value="0.8586">
            <text:p>0.8586</text:p>
          </table:table-cell>
          <table:table-cell table:formula="of:=AVERAGE([.D15:.D24])" office:value-type="float" office:value="2.5035">
            <text:p>2.5035</text:p>
          </table:table-cell>
          <table:table-cell table:formula="of:=AVERAGE([.E15:.E24])" office:value-type="float" office:value="1.413">
            <text:p>1.413</text:p>
          </table:table-cell>
          <table:table-cell table:formula="of:=AVERAGE([.F15:.F24])" office:value-type="float" office:value="3.2369">
            <text:p>3.2369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</table:table-row>
        <table:table-row table:style-name="ro1">
          <table:table-cell/>
          <table:table-cell office:value-type="string">
            <text:p>natoms=55296</text:p>
          </table:table-cell>
          <table:table-cell office:value-type="float" office:value="1.17">
            <text:p>1.17</text:p>
          </table:table-cell>
          <table:table-cell office:value-type="float" office:value="3.771">
            <text:p>3.771</text:p>
          </table:table-cell>
          <table:table-cell office:value-type="float" office:value="1.654">
            <text:p>1.654</text:p>
          </table:table-cell>
          <table:table-cell office:value-type="float" office:value="4.633">
            <text:p>4.633</text:p>
          </table:table-cell>
        </table:table-row>
        <table:table-row table:style-name="ro2">
          <table:table-cell table:number-columns-repeated="2"/>
          <table:table-cell office:value-type="float" office:value="1.151">
            <text:p>1.151</text:p>
          </table:table-cell>
          <table:table-cell office:value-type="float" office:value="3.764">
            <text:p>3.764</text:p>
          </table:table-cell>
          <table:table-cell office:value-type="float" office:value="1.784">
            <text:p>1.784</text:p>
          </table:table-cell>
          <table:table-cell office:value-type="float" office:value="4.719">
            <text:p>4.719</text:p>
          </table:table-cell>
        </table:table-row>
        <table:table-row table:style-name="ro2">
          <table:table-cell table:number-columns-repeated="2"/>
          <table:table-cell office:value-type="float" office:value="1.17">
            <text:p>1.17</text:p>
          </table:table-cell>
          <table:table-cell office:value-type="float" office:value="3.739">
            <text:p>3.739</text:p>
          </table:table-cell>
          <table:table-cell office:value-type="float" office:value="1.655">
            <text:p>1.655</text:p>
          </table:table-cell>
          <table:table-cell office:value-type="float" office:value="4.727">
            <text:p>4.727</text:p>
          </table:table-cell>
        </table:table-row>
        <table:table-row table:style-name="ro2">
          <table:table-cell table:number-columns-repeated="2"/>
          <table:table-cell office:value-type="float" office:value="1.212">
            <text:p>1.212</text:p>
          </table:table-cell>
          <table:table-cell office:value-type="float" office:value="3.781">
            <text:p>3.781</text:p>
          </table:table-cell>
          <table:table-cell office:value-type="float" office:value="1.755">
            <text:p>1.755</text:p>
          </table:table-cell>
          <table:table-cell office:value-type="float" office:value="4.749">
            <text:p>4.749</text:p>
          </table:table-cell>
        </table:table-row>
        <table:table-row table:style-name="ro2">
          <table:table-cell table:number-columns-repeated="2"/>
          <table:table-cell office:value-type="float" office:value="1.169">
            <text:p>1.169</text:p>
          </table:table-cell>
          <table:table-cell office:value-type="float" office:value="3.78">
            <text:p>3.78</text:p>
          </table:table-cell>
          <table:table-cell office:value-type="float" office:value="1.66">
            <text:p>1.66</text:p>
          </table:table-cell>
          <table:table-cell office:value-type="float" office:value="4.684">
            <text:p>4.684</text:p>
          </table:table-cell>
        </table:table-row>
        <table:table-row table:style-name="ro2">
          <table:table-cell table:number-columns-repeated="2"/>
          <table:table-cell office:value-type="float" office:value="1.05">
            <text:p>1.05</text:p>
          </table:table-cell>
          <table:table-cell office:value-type="float" office:value="3.715">
            <text:p>3.715</text:p>
          </table:table-cell>
          <table:table-cell office:value-type="float" office:value="1.719">
            <text:p>1.719</text:p>
          </table:table-cell>
          <table:table-cell office:value-type="float" office:value="4.717">
            <text:p>4.717</text:p>
          </table:table-cell>
        </table:table-row>
        <table:table-row table:style-name="ro2">
          <table:table-cell table:number-columns-repeated="2"/>
          <table:table-cell office:value-type="float" office:value="1.211">
            <text:p>1.211</text:p>
          </table:table-cell>
          <table:table-cell office:value-type="float" office:value="3.78">
            <text:p>3.78</text:p>
          </table:table-cell>
          <table:table-cell office:value-type="float" office:value="1.717">
            <text:p>1.717</text:p>
          </table:table-cell>
          <table:table-cell office:value-type="float" office:value="4.749">
            <text:p>4.749</text:p>
          </table:table-cell>
        </table:table-row>
        <table:table-row table:style-name="ro2">
          <table:table-cell table:number-columns-repeated="2"/>
          <table:table-cell office:value-type="float" office:value="1.105">
            <text:p>1.105</text:p>
          </table:table-cell>
          <table:table-cell office:value-type="float" office:value="3.779">
            <text:p>3.779</text:p>
          </table:table-cell>
          <table:table-cell office:value-type="float" office:value="1.705">
            <text:p>1.705</text:p>
          </table:table-cell>
          <table:table-cell office:value-type="float" office:value="4.685">
            <text:p>4.685</text:p>
          </table:table-cell>
        </table:table-row>
        <table:table-row table:style-name="ro2">
          <table:table-cell table:number-columns-repeated="2"/>
          <table:table-cell office:value-type="float" office:value="1.037">
            <text:p>1.037</text:p>
          </table:table-cell>
          <table:table-cell office:value-type="float" office:value="3.75">
            <text:p>3.75</text:p>
          </table:table-cell>
          <table:table-cell office:value-type="float" office:value="1.688">
            <text:p>1.688</text:p>
          </table:table-cell>
          <table:table-cell office:value-type="float" office:value="4.715">
            <text:p>4.715</text:p>
          </table:table-cell>
        </table:table-row>
        <table:table-row table:style-name="ro2">
          <table:table-cell table:number-columns-repeated="2"/>
          <table:table-cell office:value-type="float" office:value="1.152">
            <text:p>1.152</text:p>
          </table:table-cell>
          <table:table-cell office:value-type="float" office:value="3.759">
            <text:p>3.759</text:p>
          </table:table-cell>
          <table:table-cell office:value-type="float" office:value="1.75">
            <text:p>1.75</text:p>
          </table:table-cell>
          <table:table-cell office:value-type="float" office:value="4.705">
            <text:p>4.705</text:p>
          </table:table-cell>
        </table:table-row>
        <table:table-row table:style-name="ro2">
          <table:table-cell table:number-columns-repeated="2"/>
          <table:table-cell table:formula="of:=AVERAGE([.C28:.C37])" office:value-type="float" office:value="1.1427">
            <text:p>1.1427</text:p>
          </table:table-cell>
          <table:table-cell table:formula="of:=AVERAGE([.D28:.D37])" office:value-type="float" office:value="3.7618">
            <text:p>3.7618</text:p>
          </table:table-cell>
          <table:table-cell table:formula="of:=AVERAGE([.E28:.E37])" office:value-type="float" office:value="1.7087">
            <text:p>1.7087</text:p>
          </table:table-cell>
          <table:table-cell table:formula="of:=AVERAGE([.F28:.F37])" office:value-type="float" office:value="4.7083">
            <text:p>4.7083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</table:table-row>
        <table:table-row table:style-name="ro1">
          <table:table-cell/>
          <table:table-cell office:value-type="string">
            <text:p>natoms=87808</text:p>
          </table:table-cell>
          <table:table-cell office:value-type="float" office:value="1.549">
            <text:p>1.549</text:p>
          </table:table-cell>
          <table:table-cell office:value-type="float" office:value="6.385">
            <text:p>6.385</text:p>
          </table:table-cell>
          <table:table-cell office:value-type="float" office:value="2.446">
            <text:p>2.446</text:p>
          </table:table-cell>
          <table:table-cell office:value-type="float" office:value="7.835">
            <text:p>7.835</text:p>
          </table:table-cell>
        </table:table-row>
        <table:table-row table:style-name="ro2">
          <table:table-cell table:number-columns-repeated="2"/>
          <table:table-cell office:value-type="float" office:value="1.737">
            <text:p>1.737</text:p>
          </table:table-cell>
          <table:table-cell office:value-type="float" office:value="6.423">
            <text:p>6.423</text:p>
          </table:table-cell>
          <table:table-cell office:value-type="float" office:value="2.512">
            <text:p>2.512</text:p>
          </table:table-cell>
          <table:table-cell office:value-type="float" office:value="7.899">
            <text:p>7.899</text:p>
          </table:table-cell>
        </table:table-row>
        <table:table-row table:style-name="ro2">
          <table:table-cell table:number-columns-repeated="2"/>
          <table:table-cell office:value-type="float" office:value="1.707">
            <text:p>1.707</text:p>
          </table:table-cell>
          <table:table-cell office:value-type="float" office:value="6.407">
            <text:p>6.407</text:p>
          </table:table-cell>
          <table:table-cell office:value-type="float" office:value="2.522">
            <text:p>2.522</text:p>
          </table:table-cell>
          <table:table-cell office:value-type="float" office:value="7.836">
            <text:p>7.836</text:p>
          </table:table-cell>
        </table:table-row>
        <table:table-row table:style-name="ro2">
          <table:table-cell table:number-columns-repeated="2"/>
          <table:table-cell office:value-type="float" office:value="1.71">
            <text:p>1.71</text:p>
          </table:table-cell>
          <table:table-cell office:value-type="float" office:value="6.418">
            <text:p>6.418</text:p>
          </table:table-cell>
          <table:table-cell office:value-type="float" office:value="2.516">
            <text:p>2.516</text:p>
          </table:table-cell>
          <table:table-cell office:value-type="float" office:value="7.903">
            <text:p>7.903</text:p>
          </table:table-cell>
        </table:table-row>
        <table:table-row table:style-name="ro2">
          <table:table-cell table:number-columns-repeated="2"/>
          <table:table-cell office:value-type="float" office:value="1.424">
            <text:p>1.424</text:p>
          </table:table-cell>
          <table:table-cell office:value-type="float" office:value="6.39">
            <text:p>6.39</text:p>
          </table:table-cell>
          <table:table-cell office:value-type="float" office:value="2.489">
            <text:p>2.489</text:p>
          </table:table-cell>
          <table:table-cell office:value-type="float" office:value="7.825">
            <text:p>7.825</text:p>
          </table:table-cell>
        </table:table-row>
        <table:table-row table:style-name="ro2">
          <table:table-cell table:number-columns-repeated="2"/>
          <table:table-cell office:value-type="float" office:value="1.717">
            <text:p>1.717</text:p>
          </table:table-cell>
          <table:table-cell office:value-type="float" office:value="6.414">
            <text:p>6.414</text:p>
          </table:table-cell>
          <table:table-cell office:value-type="float" office:value="2.551">
            <text:p>2.551</text:p>
          </table:table-cell>
          <table:table-cell office:value-type="float" office:value="7.915">
            <text:p>7.915</text:p>
          </table:table-cell>
        </table:table-row>
        <table:table-row table:style-name="ro2">
          <table:table-cell table:number-columns-repeated="2"/>
          <table:table-cell office:value-type="float" office:value="1.711">
            <text:p>1.711</text:p>
          </table:table-cell>
          <table:table-cell office:value-type="float" office:value="6.416">
            <text:p>6.416</text:p>
          </table:table-cell>
          <table:table-cell office:value-type="float" office:value="2.539">
            <text:p>2.539</text:p>
          </table:table-cell>
          <table:table-cell office:value-type="float" office:value="7.986">
            <text:p>7.986</text:p>
          </table:table-cell>
        </table:table-row>
        <table:table-row table:style-name="ro2">
          <table:table-cell table:number-columns-repeated="2"/>
          <table:table-cell office:value-type="float" office:value="1.432">
            <text:p>1.432</text:p>
          </table:table-cell>
          <table:table-cell office:value-type="float" office:value="6.344">
            <text:p>6.344</text:p>
          </table:table-cell>
          <table:table-cell office:value-type="float" office:value="2.486">
            <text:p>2.486</text:p>
          </table:table-cell>
          <table:table-cell office:value-type="float" office:value="7.884">
            <text:p>7.884</text:p>
          </table:table-cell>
        </table:table-row>
        <table:table-row table:style-name="ro2">
          <table:table-cell table:number-columns-repeated="2"/>
          <table:table-cell office:value-type="float" office:value="1.798">
            <text:p>1.798</text:p>
          </table:table-cell>
          <table:table-cell office:value-type="float" office:value="6.416">
            <text:p>6.416</text:p>
          </table:table-cell>
          <table:table-cell office:value-type="float" office:value="3.048">
            <text:p>3.048</text:p>
          </table:table-cell>
          <table:table-cell office:value-type="float" office:value="7.864">
            <text:p>7.864</text:p>
          </table:table-cell>
        </table:table-row>
        <table:table-row table:style-name="ro2">
          <table:table-cell table:number-columns-repeated="2"/>
          <table:table-cell office:value-type="float" office:value="1.616">
            <text:p>1.616</text:p>
          </table:table-cell>
          <table:table-cell office:value-type="float" office:value="6.392">
            <text:p>6.392</text:p>
          </table:table-cell>
          <table:table-cell office:value-type="float" office:value="2.531">
            <text:p>2.531</text:p>
          </table:table-cell>
          <table:table-cell office:value-type="float" office:value="7.853">
            <text:p>7.853</text:p>
          </table:table-cell>
        </table:table-row>
        <table:table-row table:style-name="ro2">
          <table:table-cell table:number-columns-repeated="2"/>
          <table:table-cell table:formula="of:=AVERAGE([.C41:.C50])" office:value-type="float" office:value="1.6401">
            <text:p>1.6401</text:p>
          </table:table-cell>
          <table:table-cell table:formula="of:=AVERAGE([.D41:.D50])" office:value-type="float" office:value="6.4005">
            <text:p>6.4005</text:p>
          </table:table-cell>
          <table:table-cell table:formula="of:=AVERAGE([.E41:.E50])" office:value-type="float" office:value="2.564">
            <text:p>2.564</text:p>
          </table:table-cell>
          <table:table-cell table:formula="of:=AVERAGE([.F41:.F50])" office:value-type="float" office:value="7.88">
            <text:p>7.88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</table:table-row>
        <table:table-row table:style-name="ro1">
          <table:table-cell/>
          <table:table-cell office:value-type="string">
            <text:p>natoms=131072</text:p>
          </table:table-cell>
          <table:table-cell office:value-type="float" office:value="2.158">
            <text:p>2.158</text:p>
          </table:table-cell>
          <table:table-cell office:value-type="float" office:value="8.72">
            <text:p>8.72</text:p>
          </table:table-cell>
          <table:table-cell office:value-type="float" office:value="4.162">
            <text:p>4.162</text:p>
          </table:table-cell>
          <table:table-cell office:value-type="float" office:value="10.625">
            <text:p>10.625</text:p>
          </table:table-cell>
        </table:table-row>
        <table:table-row table:style-name="ro2">
          <table:table-cell table:number-columns-repeated="2"/>
          <table:table-cell office:value-type="float" office:value="2.141">
            <text:p>2.141</text:p>
          </table:table-cell>
          <table:table-cell office:value-type="float" office:value="8.739">
            <text:p>8.739</text:p>
          </table:table-cell>
          <table:table-cell office:value-type="float" office:value="4.117">
            <text:p>4.117</text:p>
          </table:table-cell>
          <table:table-cell office:value-type="float" office:value="10.649">
            <text:p>10.649</text:p>
          </table:table-cell>
        </table:table-row>
        <table:table-row table:style-name="ro2">
          <table:table-cell table:number-columns-repeated="2"/>
          <table:table-cell office:value-type="float" office:value="2.23">
            <text:p>2.23</text:p>
          </table:table-cell>
          <table:table-cell office:value-type="float" office:value="8.723">
            <text:p>8.723</text:p>
          </table:table-cell>
          <table:table-cell office:value-type="float" office:value="4.235">
            <text:p>4.235</text:p>
          </table:table-cell>
          <table:table-cell office:value-type="float" office:value="10.615">
            <text:p>10.615</text:p>
          </table:table-cell>
        </table:table-row>
        <table:table-row table:style-name="ro2">
          <table:table-cell table:number-columns-repeated="2"/>
          <table:table-cell office:value-type="float" office:value="2.39">
            <text:p>2.39</text:p>
          </table:table-cell>
          <table:table-cell office:value-type="float" office:value="8.712">
            <text:p>8.712</text:p>
          </table:table-cell>
          <table:table-cell office:value-type="float" office:value="4.162">
            <text:p>4.162</text:p>
          </table:table-cell>
          <table:table-cell office:value-type="float" office:value="10.646">
            <text:p>10.646</text:p>
          </table:table-cell>
        </table:table-row>
        <table:table-row table:style-name="ro2">
          <table:table-cell table:number-columns-repeated="2"/>
          <table:table-cell office:value-type="float" office:value="2.252">
            <text:p>2.252</text:p>
          </table:table-cell>
          <table:table-cell office:value-type="float" office:value="8.709">
            <text:p>8.709</text:p>
          </table:table-cell>
          <table:table-cell office:value-type="float" office:value="4.159">
            <text:p>4.159</text:p>
          </table:table-cell>
          <table:table-cell office:value-type="float" office:value="10.657">
            <text:p>10.657</text:p>
          </table:table-cell>
        </table:table-row>
        <table:table-row table:style-name="ro2">
          <table:table-cell table:number-columns-repeated="2"/>
          <table:table-cell office:value-type="float" office:value="2.24">
            <text:p>2.24</text:p>
          </table:table-cell>
          <table:table-cell office:value-type="float" office:value="8.721">
            <text:p>8.721</text:p>
          </table:table-cell>
          <table:table-cell office:value-type="float" office:value="4.206">
            <text:p>4.206</text:p>
          </table:table-cell>
          <table:table-cell office:value-type="float" office:value="10.695">
            <text:p>10.695</text:p>
          </table:table-cell>
        </table:table-row>
        <table:table-row table:style-name="ro2">
          <table:table-cell table:number-columns-repeated="2"/>
          <table:table-cell office:value-type="float" office:value="1.927">
            <text:p>1.927</text:p>
          </table:table-cell>
          <table:table-cell office:value-type="float" office:value="8.672">
            <text:p>8.672</text:p>
          </table:table-cell>
          <table:table-cell office:value-type="float" office:value="4.113">
            <text:p>4.113</text:p>
          </table:table-cell>
          <table:table-cell office:value-type="float" office:value="10.682">
            <text:p>10.682</text:p>
          </table:table-cell>
        </table:table-row>
        <table:table-row table:style-name="ro2">
          <table:table-cell table:number-columns-repeated="2"/>
          <table:table-cell office:value-type="float" office:value="2.177">
            <text:p>2.177</text:p>
          </table:table-cell>
          <table:table-cell office:value-type="float" office:value="8.738">
            <text:p>8.738</text:p>
          </table:table-cell>
          <table:table-cell office:value-type="float" office:value="4.134">
            <text:p>4.134</text:p>
          </table:table-cell>
          <table:table-cell office:value-type="float" office:value="10.643">
            <text:p>10.643</text:p>
          </table:table-cell>
        </table:table-row>
        <table:table-row table:style-name="ro2">
          <table:table-cell table:number-columns-repeated="2"/>
          <table:table-cell office:value-type="float" office:value="1.96">
            <text:p>1.96</text:p>
          </table:table-cell>
          <table:table-cell office:value-type="float" office:value="8.636">
            <text:p>8.636</text:p>
          </table:table-cell>
          <table:table-cell office:value-type="float" office:value="4.249">
            <text:p>4.249</text:p>
          </table:table-cell>
          <table:table-cell office:value-type="float" office:value="10.663">
            <text:p>10.663</text:p>
          </table:table-cell>
        </table:table-row>
        <table:table-row table:style-name="ro2">
          <table:table-cell table:number-columns-repeated="2"/>
          <table:table-cell office:value-type="float" office:value="2.328">
            <text:p>2.328</text:p>
          </table:table-cell>
          <table:table-cell office:value-type="float" office:value="8.732">
            <text:p>8.732</text:p>
          </table:table-cell>
          <table:table-cell office:value-type="float" office:value="4.137">
            <text:p>4.137</text:p>
          </table:table-cell>
          <table:table-cell office:value-type="float" office:value="10.618">
            <text:p>10.618</text:p>
          </table:table-cell>
        </table:table-row>
        <table:table-row table:style-name="ro2">
          <table:table-cell table:number-columns-repeated="2"/>
          <table:table-cell table:formula="of:=AVERAGE([.C54:.C63])" office:value-type="float" office:value="2.1803">
            <text:p>2.1803</text:p>
          </table:table-cell>
          <table:table-cell table:formula="of:=AVERAGE([.D54:.D63])" office:value-type="float" office:value="8.7102">
            <text:p>8.7102</text:p>
          </table:table-cell>
          <table:table-cell table:formula="of:=AVERAGE([.E54:.E63])" office:value-type="float" office:value="4.1674">
            <text:p>4.1674</text:p>
          </table:table-cell>
          <table:table-cell table:formula="of:=AVERAGE([.F54:.F63])" office:value-type="float" office:value="10.6493">
            <text:p>10.6493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</table:table-row>
        <table:table-row table:style-name="ro1">
          <table:table-cell/>
          <table:table-cell office:value-type="string">
            <text:p>natoms=186624</text:p>
          </table:table-cell>
          <table:table-cell office:value-type="float" office:value="3.046">
            <text:p>3.046</text:p>
          </table:table-cell>
          <table:table-cell office:value-type="float" office:value="11.969">
            <text:p>11.969</text:p>
          </table:table-cell>
          <table:table-cell office:value-type="float" office:value="5.131">
            <text:p>5.131</text:p>
          </table:table-cell>
          <table:table-cell office:value-type="float" office:value="14.427">
            <text:p>14.427</text:p>
          </table:table-cell>
        </table:table-row>
        <table:table-row table:style-name="ro2">
          <table:table-cell table:number-columns-repeated="2"/>
          <table:table-cell office:value-type="float" office:value="2.898">
            <text:p>2.898</text:p>
          </table:table-cell>
          <table:table-cell office:value-type="float" office:value="11.979">
            <text:p>11.979</text:p>
          </table:table-cell>
          <table:table-cell office:value-type="float" office:value="5.045">
            <text:p>5.045</text:p>
          </table:table-cell>
          <table:table-cell office:value-type="float" office:value="14.451">
            <text:p>14.451</text:p>
          </table:table-cell>
        </table:table-row>
        <table:table-row table:style-name="ro2">
          <table:table-cell table:number-columns-repeated="2"/>
          <table:table-cell office:value-type="float" office:value="2.949">
            <text:p>2.949</text:p>
          </table:table-cell>
          <table:table-cell office:value-type="float" office:value="11.95">
            <text:p>11.95</text:p>
          </table:table-cell>
          <table:table-cell office:value-type="float" office:value="5.299">
            <text:p>5.299</text:p>
          </table:table-cell>
          <table:table-cell office:value-type="float" office:value="14.413">
            <text:p>14.413</text:p>
          </table:table-cell>
        </table:table-row>
        <table:table-row table:style-name="ro2">
          <table:table-cell table:number-columns-repeated="2"/>
          <table:table-cell office:value-type="float" office:value="2.942">
            <text:p>2.942</text:p>
          </table:table-cell>
          <table:table-cell office:value-type="float" office:value="11.957">
            <text:p>11.957</text:p>
          </table:table-cell>
          <table:table-cell office:value-type="float" office:value="5.075">
            <text:p>5.075</text:p>
          </table:table-cell>
          <table:table-cell office:value-type="float" office:value="14.454">
            <text:p>14.454</text:p>
          </table:table-cell>
        </table:table-row>
        <table:table-row table:style-name="ro2">
          <table:table-cell table:number-columns-repeated="2"/>
          <table:table-cell office:value-type="float" office:value="3.239">
            <text:p>3.239</text:p>
          </table:table-cell>
          <table:table-cell office:value-type="float" office:value="11.959">
            <text:p>11.959</text:p>
          </table:table-cell>
          <table:table-cell office:value-type="float" office:value="4.897">
            <text:p>4.897</text:p>
          </table:table-cell>
          <table:table-cell office:value-type="float" office:value="14.089">
            <text:p>14.089</text:p>
          </table:table-cell>
        </table:table-row>
        <table:table-row table:style-name="ro2">
          <table:table-cell table:number-columns-repeated="2"/>
          <table:table-cell office:value-type="float" office:value="2.908">
            <text:p>2.908</text:p>
          </table:table-cell>
          <table:table-cell office:value-type="float" office:value="11.973">
            <text:p>11.973</text:p>
          </table:table-cell>
          <table:table-cell office:value-type="float" office:value="5.284">
            <text:p>5.284</text:p>
          </table:table-cell>
          <table:table-cell office:value-type="float" office:value="14.372">
            <text:p>14.372</text:p>
          </table:table-cell>
        </table:table-row>
        <table:table-row table:style-name="ro2">
          <table:table-cell table:number-columns-repeated="2"/>
          <table:table-cell office:value-type="float" office:value="2.933">
            <text:p>2.933</text:p>
          </table:table-cell>
          <table:table-cell office:value-type="float" office:value="11.844">
            <text:p>11.844</text:p>
          </table:table-cell>
          <table:table-cell office:value-type="float" office:value="5.275">
            <text:p>5.275</text:p>
          </table:table-cell>
          <table:table-cell office:value-type="float" office:value="14.498">
            <text:p>14.498</text:p>
          </table:table-cell>
        </table:table-row>
        <table:table-row table:style-name="ro2">
          <table:table-cell table:number-columns-repeated="2"/>
          <table:table-cell office:value-type="float" office:value="2.612">
            <text:p>2.612</text:p>
          </table:table-cell>
          <table:table-cell office:value-type="float" office:value="11.901">
            <text:p>11.901</text:p>
          </table:table-cell>
          <table:table-cell office:value-type="float" office:value="5.213">
            <text:p>5.213</text:p>
          </table:table-cell>
          <table:table-cell office:value-type="float" office:value="14.321">
            <text:p>14.321</text:p>
          </table:table-cell>
        </table:table-row>
        <table:table-row table:style-name="ro2">
          <table:table-cell table:number-columns-repeated="2"/>
          <table:table-cell office:value-type="float" office:value="2.888">
            <text:p>2.888</text:p>
          </table:table-cell>
          <table:table-cell office:value-type="float" office:value="11.981">
            <text:p>11.981</text:p>
          </table:table-cell>
          <table:table-cell office:value-type="float" office:value="5.129">
            <text:p>5.129</text:p>
          </table:table-cell>
          <table:table-cell office:value-type="float" office:value="14.448">
            <text:p>14.448</text:p>
          </table:table-cell>
        </table:table-row>
        <table:table-row table:style-name="ro2">
          <table:table-cell table:number-columns-repeated="2"/>
          <table:table-cell office:value-type="float" office:value="3.089">
            <text:p>3.089</text:p>
          </table:table-cell>
          <table:table-cell office:value-type="float" office:value="11.946">
            <text:p>11.946</text:p>
          </table:table-cell>
          <table:table-cell office:value-type="float" office:value="5.138">
            <text:p>5.138</text:p>
          </table:table-cell>
          <table:table-cell office:value-type="float" office:value="14.45">
            <text:p>14.45</text:p>
          </table:table-cell>
        </table:table-row>
        <table:table-row table:style-name="ro2">
          <table:table-cell table:number-columns-repeated="2"/>
          <table:table-cell table:formula="of:=AVERAGE([.C67:.C76])" office:value-type="float" office:value="2.9504">
            <text:p>2.9504</text:p>
          </table:table-cell>
          <table:table-cell table:formula="of:=AVERAGE([.D67:.D76])" office:value-type="float" office:value="11.9459">
            <text:p>11.9459</text:p>
          </table:table-cell>
          <table:table-cell table:formula="of:=AVERAGE([.E67:.E76])" office:value-type="float" office:value="5.1486">
            <text:p>5.1486</text:p>
          </table:table-cell>
          <table:table-cell table:formula="of:=AVERAGE([.F67:.F76])" office:value-type="float" office:value="14.3923">
            <text:p>14.3923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DA Moving</text:p>
          </table:table-cell>
          <table:table-cell office:value-type="string">
            <text:p>CUDA Executing</text:p>
          </table:table-cell>
          <table:table-cell office:value-type="string">
            <text:p>OpenCL Moving</text:p>
          </table:table-cell>
          <table:table-cell office:value-type="string">
            <text:p>OpenCL Executing</text:p>
          </table:table-cell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3.834">
            <text:p>3.834</text:p>
          </table:table-cell>
          <table:table-cell office:value-type="float" office:value="16.572">
            <text:p>16.572</text:p>
          </table:table-cell>
          <table:table-cell office:value-type="float" office:value="6.405">
            <text:p>6.405</text:p>
          </table:table-cell>
          <table:table-cell office:value-type="float" office:value="19.465">
            <text:p>19.465</text:p>
          </table:table-cell>
        </table:table-row>
        <table:table-row table:style-name="ro2">
          <table:table-cell table:number-columns-repeated="2"/>
          <table:table-cell office:value-type="float" office:value="3.84">
            <text:p>3.84</text:p>
          </table:table-cell>
          <table:table-cell office:value-type="float" office:value="16.559">
            <text:p>16.559</text:p>
          </table:table-cell>
          <table:table-cell office:value-type="float" office:value="6.526">
            <text:p>6.526</text:p>
          </table:table-cell>
          <table:table-cell office:value-type="float" office:value="19.369">
            <text:p>19.369</text:p>
          </table:table-cell>
        </table:table-row>
        <table:table-row table:style-name="ro2">
          <table:table-cell table:number-columns-repeated="2"/>
          <table:table-cell office:value-type="float" office:value="3.802">
            <text:p>3.802</text:p>
          </table:table-cell>
          <table:table-cell office:value-type="float" office:value="16.576">
            <text:p>16.576</text:p>
          </table:table-cell>
          <table:table-cell office:value-type="float" office:value="6.53">
            <text:p>6.53</text:p>
          </table:table-cell>
          <table:table-cell office:value-type="float" office:value="19.443">
            <text:p>19.443</text:p>
          </table:table-cell>
        </table:table-row>
        <table:table-row table:style-name="ro2">
          <table:table-cell table:number-columns-repeated="2"/>
          <table:table-cell office:value-type="float" office:value="3.775">
            <text:p>3.775</text:p>
          </table:table-cell>
          <table:table-cell office:value-type="float" office:value="16.586">
            <text:p>16.586</text:p>
          </table:table-cell>
          <table:table-cell office:value-type="float" office:value="6.563">
            <text:p>6.563</text:p>
          </table:table-cell>
          <table:table-cell office:value-type="float" office:value="19.442">
            <text:p>19.442</text:p>
          </table:table-cell>
        </table:table-row>
        <table:table-row table:style-name="ro2">
          <table:table-cell table:number-columns-repeated="2"/>
          <table:table-cell office:value-type="float" office:value="4.234">
            <text:p>4.234</text:p>
          </table:table-cell>
          <table:table-cell office:value-type="float" office:value="16.593">
            <text:p>16.593</text:p>
          </table:table-cell>
          <table:table-cell office:value-type="float" office:value="6.616">
            <text:p>6.616</text:p>
          </table:table-cell>
          <table:table-cell office:value-type="float" office:value="19.411">
            <text:p>19.411</text:p>
          </table:table-cell>
        </table:table-row>
        <table:table-row table:style-name="ro2">
          <table:table-cell table:number-columns-repeated="2"/>
          <table:table-cell office:value-type="float" office:value="3.82">
            <text:p>3.82</text:p>
          </table:table-cell>
          <table:table-cell office:value-type="float" office:value="16.586">
            <text:p>16.586</text:p>
          </table:table-cell>
          <table:table-cell office:value-type="float" office:value="6.535">
            <text:p>6.535</text:p>
          </table:table-cell>
          <table:table-cell office:value-type="float" office:value="19.393">
            <text:p>19.393</text:p>
          </table:table-cell>
        </table:table-row>
        <table:table-row table:style-name="ro2">
          <table:table-cell table:number-columns-repeated="2"/>
          <table:table-cell office:value-type="float" office:value="3.826">
            <text:p>3.826</text:p>
          </table:table-cell>
          <table:table-cell office:value-type="float" office:value="16.504">
            <text:p>16.504</text:p>
          </table:table-cell>
          <table:table-cell office:value-type="float" office:value="6.472">
            <text:p>6.472</text:p>
          </table:table-cell>
          <table:table-cell office:value-type="float" office:value="19.31">
            <text:p>19.31</text:p>
          </table:table-cell>
        </table:table-row>
        <table:table-row table:style-name="ro2">
          <table:table-cell table:number-columns-repeated="2"/>
          <table:table-cell office:value-type="float" office:value="4.22">
            <text:p>4.22</text:p>
          </table:table-cell>
          <table:table-cell office:value-type="float" office:value="16.573">
            <text:p>16.573</text:p>
          </table:table-cell>
          <table:table-cell office:value-type="float" office:value="6.598">
            <text:p>6.598</text:p>
          </table:table-cell>
          <table:table-cell office:value-type="float" office:value="19.351">
            <text:p>19.351</text:p>
          </table:table-cell>
        </table:table-row>
        <table:table-row table:style-name="ro2">
          <table:table-cell table:number-columns-repeated="2"/>
          <table:table-cell office:value-type="float" office:value="4.117">
            <text:p>4.117</text:p>
          </table:table-cell>
          <table:table-cell office:value-type="float" office:value="16.501">
            <text:p>16.501</text:p>
          </table:table-cell>
          <table:table-cell office:value-type="float" office:value="6.642">
            <text:p>6.642</text:p>
          </table:table-cell>
          <table:table-cell office:value-type="float" office:value="19.397">
            <text:p>19.397</text:p>
          </table:table-cell>
        </table:table-row>
        <table:table-row table:style-name="ro2">
          <table:table-cell table:number-columns-repeated="2"/>
          <table:table-cell office:value-type="float" office:value="4.223">
            <text:p>4.223</text:p>
          </table:table-cell>
          <table:table-cell office:value-type="float" office:value="16.57">
            <text:p>16.57</text:p>
          </table:table-cell>
          <table:table-cell office:value-type="float" office:value="6.451">
            <text:p>6.451</text:p>
          </table:table-cell>
          <table:table-cell office:value-type="float" office:value="19.306">
            <text:p>19.306</text:p>
          </table:table-cell>
        </table:table-row>
        <table:table-row table:style-name="ro2">
          <table:table-cell table:number-columns-repeated="2"/>
          <table:table-cell table:formula="of:=AVERAGE([.C80:.C89])" office:value-type="float" office:value="3.9691">
            <text:p>3.9691</text:p>
          </table:table-cell>
          <table:table-cell table:formula="of:=AVERAGE([.D80:.D89])" office:value-type="float" office:value="16.562">
            <text:p>16.562</text:p>
          </table:table-cell>
          <table:table-cell table:formula="of:=AVERAGE([.E80:.E89])" office:value-type="float" office:value="6.5338">
            <text:p>6.5338</text:p>
          </table:table-cell>
          <table:table-cell table:formula="of:=AVERAGE([.F80:.F89])" office:value-type="float" office:value="19.3887">
            <text:p>19.388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7/04/2014</text:date>, <text:time>18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4-07T15:08:43.13</meta:creation-date>
    <dc:date>2014-04-07T18:02:00.42</dc:date>
    <dc:creator>Matthew Nunes</dc:creator>
    <meta:editing-duration>PT4M34S</meta:editing-duration>
    <meta:editing-cycles>1</meta:editing-cycles>
    <meta:document-statistic meta:table-count="3" meta:cell-count="343" meta:object-count="0"/>
    <meta:generator>OpenOffice/4.0.1$Win32 OpenOffice.org_project/401m5$Build-9714</meta:generator>
  </office:meta>
</office:document-meta>
</file>